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67f4c" officeooo:paragraph-rsid="0004e32e"/>
    </style:style>
    <style:style style:name="P2" style:family="paragraph" style:parent-style-name="Standard">
      <style:text-properties officeooo:rsid="0005b8d4" officeooo:paragraph-rsid="0005b8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an ontology of computational objects based on DOLCE see e.g. http://www.loa-cnr.it/COS/COS.owl, and <text:a xlink:type="simple" xlink:href="http://www.loa-cnr.it/KCO/KCO.owl" text:style-name="Internet_20_link" text:visited-style-name="Visited_20_Internet_20_Link">http://www.loa-cnr.it/KCO/KCO.owl</text:a></text:p>
      <text:p text:style-name="P1"/>
      <text:p text:style-name="P2">http://www.ontologydesignpatterns.org/ont/dul/CLO/CoreLegal.ow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2:46:45.177771301</meta:creation-date>
    <dc:date>2017-08-04T18:10:55.760063575</dc:date>
    <meta:editing-duration>PT57S</meta:editing-duration>
    <meta:editing-cycles>2</meta:editing-cycles>
    <meta:generator>LibreOffice/5.3.3.2$Linux_X86_64 LibreOffice_project/30m0$Build-2</meta:generator>
    <meta:document-statistic meta:table-count="0" meta:image-count="0" meta:object-count="0" meta:page-count="1" meta:paragraph-count="2" meta:word-count="15" meta:character-count="200" meta:non-whitespace-character-count="187"/>
  </office:meta>
</office:document-meta>
</file>